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officeooo:rsid="00168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681a4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ext:p text:style-name="MP1"><text:user-defined style:data-style-name="N0" text:name="cfg-acronym">ACRONYM</text:user-defined><text:span text:style-name="MT1">_</text:span><text:user-defined style:data-style-name="N0" text:name="cfg-version">VERSION</text:user-defined><text:span text:style-name="MT1">_</text:span><text:user-defined style:data-style-name="N0" text:name="cfg-githash">GITHASH</text:user-defined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1</meta:editing-cycles>
    <meta:editing-duration>PT1M29S</meta:editing-duration>
    <dc:date>2024-01-26T22:30:01.652361938</dc:date>
    <dc:creator>Sebastian Gibb</dc:creator>
    <meta:document-statistic meta:table-count="0" meta:image-count="0" meta:object-count="0" meta:page-count="1" meta:paragraph-count="2" meta:word-count="4" meta:character-count="40" meta:non-whitespace-character-count="37"/>
    <meta:user-defined meta:name="cfg-acronym">ACRONYM</meta:user-defined>
    <meta:user-defined meta:name="cfg-githash">GITHASH</meta:user-defined>
    <meta:user-defined meta:name="cfg-version">VERSION</meta:user-defined>
  </office:meta>
</office:document-meta>
</file>